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53d" officeooo:paragraph-rsid="000c5d61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acfb" officeooo:paragraph-rsid="000c5d6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77c22" officeooo:paragraph-rsid="000c5d6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baebc" officeooo:paragraph-rsid="000c5d61"/>
    </style:style>
    <style:style style:name="P5" style:family="paragraph" style:parent-style-name="Standard">
      <style:text-properties officeooo:rsid="00077c22" officeooo:paragraph-rsid="000c5d61"/>
    </style:style>
    <style:style style:name="T1" style:family="text">
      <style:text-properties officeooo:rsid="00077c22"/>
    </style:style>
    <style:style style:name="T2" style:family="text">
      <style:text-properties officeooo:rsid="0010acfb"/>
    </style:style>
    <style:style style:name="T3" style:family="text">
      <style:text-properties officeooo:rsid="000ab00e"/>
    </style:style>
    <style:style style:name="T4" style:family="text">
      <style:text-properties officeooo:rsid="000b89a5"/>
    </style:style>
    <style:style style:name="T5" style:family="text">
      <style:text-properties officeooo:rsid="000c5d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</text:span>LSQL SET <text:span text:style-name="T5">3</text:span></text:p>
      <text:p text:style-name="P3"/>
      <text:p text:style-name="P4">Experiment : <text:span text:style-name="T5">8</text:span></text:p>
      <text:p text:style-name="P5">Name : Ajay J</text:p>
      <text:p text:style-name="P5">Roll No : 4</text:p>
      <text:p text:style-name="P1">Class : S5R</text:p>
      <text:p text:style-name="P1"><text:span text:style-name="T1">Date : </text:span><text:span text:style-name="T2">04</text:span><text:span text:style-name="T1">/</text:span><text:span text:style-name="T2">01</text:span><text:span text:style-name="T1">/202</text:span><text:span text:style-name="T2">2</text:span></text:p>
      <text:p text:style-name="Standard"/>
      <text:p text:style-name="Standard"><text:span text:style-name="T5">1</text:span>. Write a PLSQL program for creating a function dc that determines the category of customer after verifying account balance. The following are the categories - platinum(for account balance <text:s/>&gt; 50K), gold (balance &gt; 10K but &lt;=50K), silver(balance&lt;=10K).</text:p>
      <text:p text:style-name="Standard"/>
      <text:p text:style-name="Standard">CREATE TABLE</text:p>
      <text:p text:style-name="Standard">create table account(accno int primary key, name varchar(20), accbal float);</text:p>
      <text:p text:style-name="Standard"/>
      <text:p text:style-name="Standard">INSERT</text:p>
      <text:p text:style-name="Standard">insert into account values(1,'Albin',51500);</text:p>
      <text:p text:style-name="Standard">insert into account values(2,'Aravind',11400);</text:p>
      <text:p text:style-name="Standard">insert into account values(3,'Jacob',400);</text:p>
      <text:p text:style-name="Standard">insert into account values(4,'Balu',900);</text:p>
      <text:p text:style-name="Standard">insert into account values(5,'Gokul',100);</text:p>
      <text:p text:style-name="Standard">insert into account values(6,'Gokul',10000);</text:p>
      <text:p text:style-name="Standard"/>
      <text:p text:style-name="Standard">PROGRAM</text:p>
      <text:p text:style-name="Standard">create or replace function dc(x in number) return varchar is msg varchar(20);</text:p>
      <text:p text:style-name="Standard">begin</text:p>
      <text:p text:style-name="Standard"><text:tab/>if x&gt;50000 then</text:p>
      <text:p text:style-name="Standard"><text:tab/><text:tab/>msg:='Platinum';</text:p>
      <text:p text:style-name="Standard"><text:tab/>elsif x&gt;10000 then</text:p>
      <text:p text:style-name="Standard"><text:tab/><text:tab/>msg:='Gold';</text:p>
      <text:p text:style-name="Standard"><text:tab/>else</text:p>
      <text:p text:style-name="Standard"><text:tab/><text:tab/>msg:='Silver';</text:p>
      <text:p text:style-name="Standard"><text:tab/>end if;</text:p>
      <text:p text:style-name="Standard"><text:tab/>return msg;</text:p>
      <text:p text:style-name="Standard">END;</text:p>
      <text:p text:style-name="Standard">/</text:p>
      <text:p text:style-name="Standard"/>
      <text:p text:style-name="Standard">SQL&gt; @/home/csdb05/Ajay/plsql2.sql</text:p>
      <text:p text:style-name="Standard"/>
      <text:p text:style-name="Standard">Function created.</text:p>
      <text:p text:style-name="Standard"/>
      <text:p text:style-name="Standard">SQL&gt; select accno,name,accbal,dc(accbal) from account;</text:p>
      <text:p text:style-name="Standard"/>
      <text:p text:style-name="Standard">ACCNO <text:tab/>NAME <text:tab/><text:tab/>ACCBAL <text:tab/>MSG</text:p>
      <text:p text:style-name="Standard">---------- <text:tab/>-------------------- <text:tab/>------------<text:tab/>-------------------- </text:p>
      <text:p text:style-name="Standard"><text:tab/> 1 <text:tab/>Albin<text:tab/><text:tab/> <text:s text:c="4"/><text:tab/>51500<text:tab/><text:tab/>Platinum</text:p>
      <text:p text:style-name="Standard"/>
      <text:p text:style-name="Standard"><text:tab/> 2 <text:tab/>Aravind<text:tab/><text:tab/>11400<text:tab/><text:tab/>Gold</text:p>
      <text:p text:style-name="Standard"/>
      <text:p text:style-name="Standard"><text:tab/> 3 <text:tab/>Jacob<text:tab/><text:tab/> <text:s text:c="6"/><text:tab/>400<text:tab/><text:tab/>Silver</text:p>
      <text:p text:style-name="Standard"/>
      <text:p text:style-name="Standard"><text:tab/> 4 <text:tab/>Balu <text:tab/><text:tab/> <text:s text:c="6"/><text:tab/>700<text:tab/><text:tab/>Silver</text:p>
      <text:p text:style-name="Standard"><text:soft-page-break/></text:p>
      <text:p text:style-name="Standard"><text:tab/> 5 <text:tab/>Gokul<text:tab/><text:tab/> <text:s text:c="6"/><text:tab/>100<text:tab/><text:tab/>Silver</text:p>
      <text:p text:style-name="Standard"/>
      <text:p text:style-name="Standard"><text:tab/> 6 <text:tab/>Gokul<text:tab/><text:tab/> <text:s text:c="4"/><text:tab/>10000<text:tab/><text:tab/>Silv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1:51:53.956399990</meta:creation-date>
    <dc:date>2022-01-04T11:52:46.151494229</dc:date>
    <meta:editing-duration>PT52S</meta:editing-duration>
    <meta:editing-cycles>1</meta:editing-cycles>
    <meta:document-statistic meta:table-count="0" meta:image-count="0" meta:object-count="0" meta:page-count="2" meta:paragraph-count="40" meta:word-count="166" meta:character-count="1264" meta:non-whitespace-character-count="1052"/>
    <meta:generator>LibreOffice/6.4.4.2$Linux_X86_64 LibreOffice_project/40$Build-2</meta:generator>
  </office:meta>
</office:document-meta>
</file>